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7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4">
      <style:text-properties fo:font-size="6pt" style:font-size-asian="5.25pt" style:font-size-complex="6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6">
      <style:text-properties fo:font-size="6pt" style:font-size-asian="5.25pt" style:font-size-complex="6pt"/>
    </style:style>
    <style:style style:name="P16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7">
      <style:text-properties fo:font-size="6pt" style:font-size-asian="5.25pt" style:font-size-complex="6pt"/>
    </style:style>
    <style:style style:name="P18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8">
      <style:text-properties fo:font-size="6pt" style:font-size-asian="5.25pt" style:font-size-complex="6pt"/>
    </style:style>
    <style:style style:name="P20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9">
      <style:text-properties fo:font-size="6pt" style:font-size-asian="5.25pt" style:font-size-complex="6pt"/>
    </style:style>
    <style:style style:name="P22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0">
      <style:text-properties fo:font-size="6pt" style:font-size-asian="5.25pt" style:font-size-complex="6pt"/>
    </style:style>
    <style:style style:name="P24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1">
      <style:text-properties fo:font-size="6pt" style:font-size-asian="5.25pt" style:font-size-complex="6pt"/>
    </style:style>
    <style:style style:name="P26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2">
      <style:text-properties fo:font-size="6pt" style:font-size-asian="5.25pt" style:font-size-complex="6pt"/>
    </style:style>
    <style:style style:name="P28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3">
      <style:text-properties fo:font-size="6pt" style:font-size-asian="5.25pt" style:font-size-complex="6pt"/>
    </style:style>
    <style:style style:name="P30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4">
      <style:text-properties fo:font-size="6pt" style:font-size-asian="5.25pt" style:font-size-complex="6pt"/>
    </style:style>
    <style:style style:name="P32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5">
      <style:text-properties fo:font-size="6pt" style:font-size-asian="5.25pt" style:font-size-complex="6pt"/>
    </style:style>
    <style:style style:name="P34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6">
      <style:text-properties fo:font-size="6pt" style:font-size-asian="5.25pt" style:font-size-complex="6pt"/>
    </style:style>
    <style:style style:name="P36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7">
      <style:text-properties fo:font-size="6pt" style:font-size-asian="5.25pt" style:font-size-complex="6pt"/>
    </style:style>
    <style:style style:name="P38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8">
      <style:text-properties fo:font-size="6pt" style:font-size-asian="5.25pt" style:font-size-complex="6pt"/>
    </style:style>
    <style:style style:name="P40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9">
      <style:text-properties fo:font-size="6pt" style:font-size-asian="5.25pt" style:font-size-complex="6pt"/>
    </style:style>
    <style:style style:name="P42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20">
      <style:text-properties fo:font-size="6pt" style:font-size-asian="5.25pt" style:font-size-complex="6pt"/>
    </style:style>
    <style:style style:name="P44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1">
      <style:text-properties fo:font-size="6pt" style:font-size-asian="5.25pt" style:font-size-complex="6pt"/>
    </style:style>
    <style:style style:name="P46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2">
      <style:text-properties fo:font-size="6pt" style:font-size-asian="5.25pt" style:font-size-complex="6pt"/>
    </style:style>
    <style:style style:name="P48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3">
      <style:text-properties fo:font-size="6pt" style:font-size-asian="5.25pt" style:font-size-complex="6pt"/>
    </style:style>
    <style:style style:name="P50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4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is Email Proves Why You Should Invest</text:p>
      <text:p text:style-name="P1">Dear [Partner Name],</text:p>
      <text:p text:style-name="P1"><text:span text:style-name="Strong_20_Emphasis">This email is proof of my thesis.</text:span></text:p>
      <text:p text:style-name="P1">I'm 70 years old. I had the concept for this pitch.</text:p>
      <text:p text:style-name="P1"><text:span text:style-name="Strong_20_Emphasis">AI wrote it better than I could have.</text:span></text:p>
      <text:p text:style-name="P1">I provided:</text:p>
      <text:list text:style-name="L1">
        <text:list-item>
          <text:p text:style-name="P2">The vision (humanoid OS platform) </text:p>
        </text:list-item>
        <text:list-item>
          <text:p text:style-name="P2">The strategy (beat Musk, open source, military backup) </text:p>
        </text:list-item>
        <text:list-item>
          <text:p text:style-name="P3">The proof (trading system: 403% returns) </text:p>
        </text:list-item>
      </text:list>
      <text:p text:style-name="P1">AI provided:</text:p>
      <text:list text:style-name="L2">
        <text:list-item>
          <text:p text:style-name="P4">Perfect organization </text:p>
        </text:list-item>
        <text:list-item>
          <text:p text:style-name="P4">Polished language </text:p>
        </text:list-item>
        <text:list-item>
          <text:p text:style-name="P5">Compelling structure </text:p>
        </text:list-item>
      </text:list>
      <text:p text:style-name="P1"><text:span text:style-name="Strong_20_Emphasis">Result: This email came out better than I imagined.</text:span></text:p>
      <text:p text:style-name="P1"><text:span text:style-name="Strong_20_Emphasis">This is EXACTLY the same pattern as humanoids:</text:span></text:p>
      <text:p text:style-name="P1"><text:span text:style-name="Strong_20_Emphasis">Human provides:</text:span> Imagination, vision, purpose<text:line-break/><text:span text:style-name="Strong_20_Emphasis">AI executes:</text:span> Better than human alone<text:line-break/><text:span text:style-name="Strong_20_Emphasis">Result:</text:span> Superior performance</text:p>
      <text:p text:style-name="P6"/>
      <text:h text:style-name="P7" text:outline-level="2">THE REALITY CHECK</text:h>
      <text:p text:style-name="P1"><text:span text:style-name="Strong_20_Emphasis">Humanoid standard performance will be SUPERIOR to humans:</text:span></text:p>
      <text:p text:style-name="P1"><text:span text:style-name="Strong_20_Emphasis">Driving:</text:span></text:p>
      <text:list text:style-name="L3">
        <text:list-item>
          <text:p text:style-name="P8">Human: 1.5 deaths per 100M miles (distracted, tired, emotional) </text:p>
        </text:list-item>
        <text:list-item>
          <text:p text:style-name="P8">HR: &lt;0.01 deaths per 100M miles (perfect attention, never tired) </text:p>
        </text:list-item>
        <text:list-item>
          <text:p text:style-name="P9"><text:span text:style-name="Strong_20_Emphasis">Result: 100x safer, almost ZERO accidents</text:span> </text:p>
        </text:list-item>
      </text:list>
      <text:p text:style-name="P1"><text:span text:style-name="Strong_20_Emphasis">Combat:</text:span></text:p>
      <text:list text:style-name="L4">
        <text:list-item>
          <text:p text:style-name="P10">Human medic: Natural fear, hesitates under fire, self-preservation instinct </text:p>
        </text:list-item>
        <text:list-item>
          <text:p text:style-name="P10">HR medic: No fear, runs into kill zone, no self-preservation </text:p>
        </text:list-item>
        <text:list-item>
          <text:p text:style-name="P11"><text:span text:style-name="Strong_20_Emphasis">Result: MORE soldiers saved</text:span> </text:p>
        </text:list-item>
      </text:list>
      <text:p text:style-name="P1"><text:span text:style-name="Strong_20_Emphasis">Manufacturing:</text:span></text:p>
      <text:list text:style-name="L5">
        <text:list-item>
          <text:p text:style-name="P12">Human: 8 hours/day, needs breaks, makes errors </text:p>
        </text:list-item>
        <text:list-item>
          <text:p text:style-name="P12">HR: 24 hours/day, no breaks, zero errors </text:p>
        </text:list-item>
        <text:list-item>
          <text:p text:style-name="P13"><text:span text:style-name="Strong_20_Emphasis">Result: 3x output, perfect quality</text:span> </text:p>
        </text:list-item>
      </text:list>
      <text:p text:style-name="P1"><text:span text:style-name="Strong_20_Emphasis">This isn't future. This is NOW.</text:span></text:p>
      <text:p text:style-name="P1">My trading system proves it: meirniv.pythonanywhere.com/orders</text:p>
      <text:list text:style-name="L6">
        <text:list-item>
          <text:p text:style-name="P14">403% returns, 99% win rate </text:p>
        </text:list-item>
        <text:list-item>
          <text:p text:style-name="P15">I had concept, AI executed better than I could </text:p>
        </text:list-item>
      </text:list>
      <text:p text:style-name="P1"><text:span text:style-name="Strong_20_Emphasis">If AI beats stock market, it drives cars and saves soldiers.</text:span></text:p>
      <text:p text:style-name="P6"/>
      <text:h text:style-name="P7" text:outline-level="2">THE 12-MONTH WINDOW</text:h>
      <text:p text:style-name="P1">Three competitors racing:</text:p>
      <text:list text:style-name="L7">
        <text:list-item>
          <text:p text:style-name="P16"><text:span text:style-name="Strong_20_Emphasis">Elon Musk</text:span> - Tesla Optimus shipping NOW (real threat) </text:p>
        </text:list-item>
        <text:list-item>
          <text:p text:style-name="P16"><text:span text:style-name="Strong_20_Emphasis">China</text:span> - Government backing, massive manufacturing (US will reject) </text:p>
        </text:list-item>
        <text:list-item>
          <text:p text:style-name="P17"><text:span text:style-name="Strong_20_Emphasis">Us</text:span> - US-Israel partnership, military applications, open source </text:p>
        </text:list-item>
      </text:list>
      <text:p text:style-name="P1"><text:span text:style-name="Strong_20_Emphasis">Once 100K robots run on one OS, network effects lock in winner.</text:span></text:p>
      <text:p text:style-name="P1"><text:span text:style-name="Strong_20_Emphasis">Elon could hit 100K by mid-2026.</text:span></text:p>
      <text:p text:style-name="P1"><text:span text:style-name="Strong_20_Emphasis">If we're not operational by then, game over.</text:span></text:p>
      <text:p text:style-name="P1">This is why Plan A = Rapid execution:</text:p>
      <text:list text:style-name="L8">
        <text:list-item>
          <text:p text:style-name="P18">Month 6: Basic OS working </text:p>
        </text:list-item>
        <text:list-item>
          <text:p text:style-name="P18">Month 12: RoboChef generating revenue ($65K/month) </text:p>
        </text:list-item>
        <text:list-item>
          <text:p text:style-name="P18">Month 18: Open source release (flood of developers) </text:p>
        </text:list-item>
        <text:list-item>
          <text:p text:style-name="P19">Month 24: Market dominance (we become standard) </text:p>
        </text:list-item>
      </text:list>
      <text:p text:style-name="P1"><text:span text:style-name="Strong_20_Emphasis">Ship fast, iterate, improve. Speed beats perfection.</text:span></text:p>
      <text:p text:style-name="P6"/>
      <text:h text:style-name="P7" text:outline-level="2"><text:soft-page-break/>THE KILLER APP: MICHELIN CHEF MARKETPLACE</text:h>
      <text:p text:style-name="P1"><text:span text:style-name="Strong_20_Emphasis">My granddaughter approved this idea (she wants to be nice to me!):</text:span></text:p>
      <text:p text:style-name="P1"><text:span text:style-name="Strong_20_Emphasis">5-star Michelin chefs teach HR to cook their signature dishes.</text:span></text:p>
      <text:p text:style-name="P1"><text:span text:style-name="Strong_20_Emphasis">How it works:</text:span></text:p>
      <text:list text:style-name="L9">
        <text:list-item>
          <text:p text:style-name="P20">Gordon Ramsay demonstrates his Beef Wellington to HR (pedagogy system records) </text:p>
        </text:list-item>
        <text:list-item>
          <text:p text:style-name="P20">Chef gets unique code for recipe package (software + ingredient list) </text:p>
        </text:list-item>
        <text:list-item>
          <text:p text:style-name="P20">User buys package ($150): "Tonight I want Gordon Ramsay's Beef Wellington" </text:p>
        </text:list-item>
        <text:list-item>
          <text:p text:style-name="P20">HR cooks it PERFECTLY (exactly how Gordon taught it) </text:p>
        </text:list-item>
        <text:list-item>
          <text:p text:style-name="P21">Revenue split: Chef 40% ($60), Us 30% ($45), Ingredients 30% ($45) </text:p>
        </text:list-item>
      </text:list>
      <text:p text:style-name="P1"><text:span text:style-name="Strong_20_Emphasis">Why this is genius:</text:span></text:p>
      <text:p text:style-name="P1"><text:span text:style-name="Strong_20_Emphasis">For chefs:</text:span> Monetize globally (can't scale beyond one restaurant normally), passive income, brand extension</text:p>
      <text:p text:style-name="P1"><text:span text:style-name="Strong_20_Emphasis">For users:</text:span> Michelin-star meal at home, fraction of restaurant price ($150 vs $400+), perfect execution every time</text:p>
      <text:p text:style-name="P1"><text:span text:style-name="Strong_20_Emphasis">For us:</text:span> High-margin marketplace (30% of every sale), celebrity partnerships (Gordon Ramsay tweets → millions see it), proves pedagogy system works</text:p>
      <text:p text:style-name="P1"><text:span text:style-name="Strong_20_Emphasis">The math:</text:span> 10,000 users × 2 meals/month × $90 platform fee = <text:span text:style-name="Strong_20_Emphasis">$10.8M annual platform revenue</text:span></text:p>
      <text:p text:style-name="P1"><text:span text:style-name="Strong_20_Emphasis">This is like Masterclass + Blue Apron, but HR actually COOKS:</text:span></text:p>
      <text:list text:style-name="L10">
        <text:list-item>
          <text:p text:style-name="P22">Masterclass: Chef teaches you (but you still cook badly) </text:p>
        </text:list-item>
        <text:list-item>
          <text:p text:style-name="P22">Blue Apron: Ingredients delivered (but you still cook badly) </text:p>
        </text:list-item>
        <text:list-item>
          <text:p text:style-name="P23"><text:span text:style-name="Strong_20_Emphasis">RoboChef: Chef teaches HR, HR cooks perfectly, you just enjoy</text:span> </text:p>
        </text:list-item>
      </text:list>
      <text:p text:style-name="P1"><text:span text:style-name="Strong_20_Emphasis">Marketing: "Have Gordon Ramsay cook dinner in your home tonight."</text:span></text:p>
      <text:p text:style-name="P1"><text:span text:style-name="Strong_20_Emphasis">This feature alone drives mass adoption.</text:span></text:p>
      <text:p text:style-name="P6"/>
      <text:h text:style-name="P7" text:outline-level="2">THE ASK</text:h>
      <text:p text:style-name="P1"><text:span text:style-name="Strong_20_Emphasis">$8M at $20M pre-money</text:span></text:p>
      <text:p text:style-name="P1"><text:span text:style-name="Strong_20_Emphasis">Investment Structure (Important):</text:span></text:p>
      <text:p text:style-name="P1"><text:span text:style-name="Strong_20_Emphasis">You lead the round with $5-6M (US investment).</text:span></text:p>
      <text:p text:style-name="P1"><text:span text:style-name="Strong_20_Emphasis">You must bring an Israeli VC partner for $2-3M.</text:span></text:p>
      <text:p text:style-name="P1"><text:span text:style-name="Strong_20_Emphasis">Why this dual-VC structure:</text:span></text:p>
      <text:p text:style-name="P1"><text:span text:style-name="Strong_20_Emphasis">I will NOT pursue Israeli VCs separately.</text:span> You choose the Israeli partner. Your responsibility.</text:p>
      <text:p text:style-name="P1"><text:span text:style-name="Strong_20_Emphasis">Why Israeli VC is essential:</text:span></text:p>
      <text:list text:style-name="L11">
        <text:list-item>
          <text:p text:style-name="P24"><text:span text:style-name="Strong_20_Emphasis">Access to best Israeli talent</text:span> (Unit 8200 graduates, top quantum researchers, IDF engineers) </text:p>
        </text:list-item>
        <text:list-item>
          <text:p text:style-name="P24">Government connections (Innovation Authority, Defense Ministry for military applications) </text:p>
        </text:list-item>
        <text:list-item>
          <text:p text:style-name="P24">Israeli hiring network (they know exactly who's best) </text:p>
        </text:list-item>
        <text:list-item>
          <text:p text:style-name="P25"><text:span text:style-name="Strong_20_Emphasis">We need top 1% talent to deliver OS in 3 months</text:span> (not top 10%) </text:p>
        </text:list-item>
      </text:list>
      <text:p text:style-name="P1"><text:span text:style-name="Strong_20_Emphasis">Recommended Israeli partners:</text:span></text:p>
      <text:list text:style-name="L12">
        <text:list-item>
          <text:p text:style-name="P26">Grove Ventures (robotics, deep tech) </text:p>
        </text:list-item>
        <text:list-item>
          <text:p text:style-name="P26">JVP (government connections) </text:p>
        </text:list-item>
        <text:list-item>
          <text:p text:style-name="P26">Pitango (largest, best talent network) </text:p>
        </text:list-item>
        <text:list-item>
          <text:p text:style-name="P27">Viola Ventures (enterprise, engineering) </text:p>
        </text:list-item>
      </text:list>
      <text:p text:style-name="P1"><text:span text:style-name="Strong_20_Emphasis">Or bring your preferred Israeli VC.</text:span></text:p>
      <text:p text:style-name="P1"><text:span text:style-name="Strong_20_Emphasis">Natural partnership:</text:span></text:p>
      <text:list text:style-name="L13">
        <text:list-item>
          <text:p text:style-name="P28">US VC → US operations, CEO search, business development </text:p>
        </text:list-item>
        <text:list-item>
          <text:p text:style-name="P28">Israeli VC → Israeli talent, technical team, government relations </text:p>
        </text:list-item>
        <text:list-item>
          <text:p text:style-name="P29"><text:span text:style-name="Strong_20_Emphasis">Both aligned on success, clear division of responsibilities</text:span> </text:p>
        </text:list-item>
      </text:list>
      <text:p text:style-name="P1"><text:span text:style-name="Strong_20_Emphasis">Plus - BIRD Foundation funding:</text:span></text:p>
      <text:list text:style-name="L14">
        <text:list-item>
          <text:p text:style-name="P30">US-Israel government program provides up to $1.5M (non-dilutive) </text:p>
        </text:list-item>
        <text:list-item>
          <text:p text:style-name="P30">Covers 50% of R&amp;D costs, no equity taken </text:p>
        </text:list-item>
        <text:list-item>
          <text:p text:style-name="P30"><text:span text:style-name="Strong_20_Emphasis">Your $8M + Government $1.5M = $9.5M total capital</text:span> </text:p>
        </text:list-item>
        <text:list-item>
          <text:p text:style-name="P31">Validates US-Israel structure (government-endorsed model) </text:p>
        </text:list-item>
      </text:list>
      <text:p text:style-name="P1"><text:span text:style-name="Strong_20_Emphasis">This structure has worked:</text:span> Mobileye (Goldman + Israeli VCs → $15B), Waze (US + Israeli VCs → $1B+)</text:p>
      <text:p text:style-name="P1">Gets you to proof-of-concept:</text:p>
      <text:list text:style-name="L15">
        <text:list-item>
          <text:p text:style-name="P32">3 restaurant pilots operational </text:p>
        </text:list-item>
        <text:list-item>
          <text:p text:style-name="P32">$787K annual revenue run-rate </text:p>
        </text:list-item>
        <text:list-item>
          <text:p text:style-name="P32">Platform foundation built </text:p>
        </text:list-item>
        <text:list-item>
          <text:p text:style-name="P33">Developer ecosystem starting </text:p>
        </text:list-item>
      </text:list>
      <text:p text:style-name="P1"><text:span text:style-name="Strong_20_Emphasis">Clear validation milestones:</text:span></text:p>
      <text:list text:style-name="L16">
        <text:list-item>
          <text:p text:style-name="P34"><text:soft-page-break/>Month 3: Basic OS demo working </text:p>
        </text:list-item>
        <text:list-item>
          <text:p text:style-name="P34">Month 6: 3 pilots committed </text:p>
        </text:list-item>
        <text:list-item>
          <text:p text:style-name="P34">Month 9: First commercial meals </text:p>
        </text:list-item>
        <text:list-item>
          <text:p text:style-name="P35">Month 12: Revenue flowing </text:p>
        </text:list-item>
      </text:list>
      <text:p text:style-name="P1"><text:span text:style-name="Strong_20_Emphasis">If Month 12 hits: Series A easy, your $8M → $43-57M (5-7x in 1 year)</text:span></text:p>
      <text:p text:style-name="P1"><text:span text:style-name="Strong_20_Emphasis">Base case (5 years): 1,000 restaurants, $262M revenue, $2.6B valuation</text:span> <text:span text:style-name="Strong_20_Emphasis">Your 20% after dilution: $520M on $8M investment = 65x</text:span></text:p>
      <text:p text:style-name="P1">Not fantasy. DoorDash and Toast did this in restaurant tech.</text:p>
      <text:p text:style-name="P1"><text:span text:style-name="Strong_20_Emphasis">Plus - NVIDIA Strategic Opportunity:</text:span> 🎯</text:p>
      <text:p text:style-name="P1"><text:span text:style-name="Strong_20_Emphasis">Jensen Huang is aggressively expanding in Israel RIGHT NOW:</text:span></text:p>
      <text:list text:style-name="L17">
        <text:list-item>
          <text:p text:style-name="P36">Buying office buildings in Tel Aviv </text:p>
        </text:list-item>
        <text:list-item>
          <text:p text:style-name="P36">Acquiring Israeli AI companies </text:p>
        </text:list-item>
        <text:list-item>
          <text:p text:style-name="P36">Massive hiring in Israel </text:p>
        </text:list-item>
        <text:list-item>
          <text:p text:style-name="P37">Building R&amp;D centers </text:p>
        </text:list-item>
      </text:list>
      <text:p text:style-name="P1"><text:span text:style-name="Strong_20_Emphasis">Why? He sees what we see: Israeli AI talent is world's best.</text:span></text:p>
      <text:p text:style-name="P1"><text:span text:style-name="Strong_20_Emphasis">NVIDIA + HOS = Perfect strategic fit:</text:span></text:p>
      <text:list text:style-name="L18">
        <text:list-item>
          <text:p text:style-name="P38">NVIDIA hardware (Jetson chips for robots) + HOS software (OS platform) </text:p>
        </text:list-item>
        <text:list-item>
          <text:p text:style-name="P38">Like Qualcomm chips + Android OS = dominated mobile </text:p>
        </text:list-item>
        <text:list-item>
          <text:p text:style-name="P39"><text:span text:style-name="Strong_20_Emphasis">Hardware + software platform = unbeatable combination</text:span> </text:p>
        </text:list-item>
      </text:list>
      <text:p text:style-name="P1"><text:span text:style-name="Strong_20_Emphasis">Valuation precedent:</text:span></text:p>
      <text:list text:style-name="L19">
        <text:list-item>
          <text:p text:style-name="P40">NVIDIA paid $7B for Mellanox (Israeli networking, 2019) </text:p>
        </text:list-item>
        <text:list-item>
          <text:p text:style-name="P40">NVIDIA offered $40B for ARM (chip architecture) </text:p>
        </text:list-item>
        <text:list-item>
          <text:p text:style-name="P41"><text:span text:style-name="Strong_20_Emphasis">HOS (operating system for robots) = $15-30B potential acquisition</text:span> </text:p>
        </text:list-item>
      </text:list>
      <text:p text:style-name="P1"><text:span text:style-name="Strong_20_Emphasis">Timeline:</text:span> Years 3-5, NVIDIA approaches. Year 5-7, acquisition discussion.</text:p>
      <text:p text:style-name="P1"><text:span text:style-name="Strong_20_Emphasis">Jensen is smart - he'll buy the platform to control the stack.</text:span></text:p>
      <text:p text:style-name="P6"/>
      <text:h text:style-name="P7" text:outline-level="2">WHY WE WIN</text:h>
      <text:p text:style-name="P1"><text:span text:style-name="Strong_20_Emphasis">The Proof:</text:span> ✅ Trading system live (403% returns - verify yourself)<text:line-break/>✅ AI-native development (this email proves it works)<text:line-break/>✅ Humanoid superiority real (driving, combat, manufacturing)<text:line-break/>✅ Clear milestones (know by Month 9 if working)</text:p>
      <text:p text:style-name="P1"><text:span text:style-name="Strong_20_Emphasis">The Strategy:</text:span> ✅ Beat Musk by moving first (12-month rapid execution)<text:line-break/>✅ OR pivot to military if he wins consumer (Plan C)<text:line-break/>✅ Open source platform (network effects)<text:line-break/>✅ US-Israel partnership (innovation + resources)</text:p>
      <text:p text:style-name="P1"><text:span text:style-name="Strong_20_Emphasis">The Reality:</text:span> ✅ Once-in-lifetime opportunity (won't repeat)<text:line-break/>✅ Platform winner takes 60-80% of market<text:line-break/>✅ Decided in next 12 months<text:line-break/>✅ <text:span text:style-name="Strong_20_Emphasis">You can own 28.6% of the winner</text:span></text:p>
      <text:p text:style-name="P6"/>
      <text:h text:style-name="P7" text:outline-level="2">NEXT STEP</text:h>
      <text:p text:style-name="P1">Let's meet. I can visit San Francisco.</text:p>
      <text:p text:style-name="P1">I'll show you:</text:p>
      <text:list text:style-name="L20">
        <text:list-item>
          <text:p text:style-name="P42">Live trading system (403% returns, verify yourself) </text:p>
        </text:list-item>
        <text:list-item>
          <text:p text:style-name="P42">Technical architecture (how HOS works) </text:p>
        </text:list-item>
        <text:list-item>
          <text:p text:style-name="P42">Financial model (every number explained) </text:p>
        </text:list-item>
        <text:list-item>
          <text:p text:style-name="P43">Restaurant interest (real LOIs) </text:p>
        </text:list-item>
      </text:list>
      <text:p text:style-name="P1"><text:span text:style-name="Strong_20_Emphasis">Attached: Executive Summary</text:span> (3,000 words, covers everything)</text:p>
      <text:p text:style-name="P1"><text:span text:style-name="Strong_20_Emphasis">The firms that move fast own the future.</text:span></text:p>
      <text:p text:style-name="P1"><text:span text:style-name="Strong_20_Emphasis">Meir Niv</text:span><text:line-break/>Founder, HOS Platform<text:line-break/>Email: [your email]<text:line-break/>Phone: [your phone]<text:line-break/>Live Proof: meirniv.pythonanywhere.com/orders</text:p>
      <text:p text:style-name="P6"/>
      <text:p text:style-name="P1"><text:span text:style-name="Strong_20_Emphasis">P.S.</text:span> - I'm 70 years old. This is my last big project. I won't live to see another opportunity like this.</text:p>
      <text:p text:style-name="P1">Neither will you.</text:p>
      <text:p text:style-name="P1">The VCs who passed on DoorDash at $17M missed $60B.<text:line-break/>The VCs who passed on Toast at $5M missed $20B.</text:p>
      <text:p text:style-name="P1"><text:soft-page-break/>Both were "just restaurant technology" - seemed too small.</text:p>
      <text:p text:style-name="P1">They weren't.</text:p>
      <text:p text:style-name="P1">Don't make the same mistake.</text:p>
      <text:p text:style-name="P6"/>
      <text:p text:style-name="P1"><text:span text:style-name="Strong_20_Emphasis">P.P.S. - The Einstein Confidence:</text:span></text:p>
      <text:p text:style-name="P1">In 1919, before the solar eclipse experiment that would prove his theory of relativity, someone asked Einstein: "What if the experiment shows you're wrong?"</text:p>
      <text:p text:style-name="P1">Einstein replied: "Then I would feel sorry for the dear Lord. The theory is correct."</text:p>
      <text:p text:style-name="P1">He wasn't being arrogant. He understood the math so deeply, he knew it was right.</text:p>
      <text:p text:style-name="P1"><text:span text:style-name="Strong_20_Emphasis">I have the same confidence about humanoid robotics:</text:span></text:p>
      <text:list text:style-name="L21">
        <text:list-item>
          <text:p text:style-name="P44">AI has crossed the threshold (my trading system proves it) </text:p>
        </text:list-item>
        <text:list-item>
          <text:p text:style-name="P44">Humanoid bodies are ready (Boston Dynamics, Chinese manufacturers) </text:p>
        </text:list-item>
        <text:list-item>
          <text:p text:style-name="P44">The platform winner will be decided in 12 months (network effects) </text:p>
        </text:list-item>
        <text:list-item>
          <text:p text:style-name="P45">Whoever moves first with the right strategy wins </text:p>
        </text:list-item>
      </text:list>
      <text:p text:style-name="P1"><text:span text:style-name="Strong_20_Emphasis">This will happen. The only question is whether you're part of it.</text:span></text:p>
      <text:p text:style-name="P1">If you pass, I won't try to convince you. I'll just feel sorry you missed it.</text:p>
      <text:p text:style-name="P1">Not because I'm arrogant - because I understand the pattern so deeply, I know it's correct.</text:p>
      <text:p text:style-name="P1"><text:span text:style-name="Strong_20_Emphasis">The humanoids are coming. The platform will be built. The winner will emerge.</text:span></text:p>
      <text:p text:style-name="P1"><text:span text:style-name="Strong_20_Emphasis">You can own 28.6% of it, or you can watch from the sidelines.</text:span></text:p>
      <text:p text:style-name="P1">Your choice.</text:p>
      <text:p text:style-name="P6"/>
      <text:h text:style-name="P7" text:outline-level="2">P.P.P.S. - THE RACE WITHIN THE RACE</text:h>
      <text:p text:style-name="P1"><text:span text:style-name="Strong_20_Emphasis">Here's what's happening right now:</text:span></text:p>
      <text:p text:style-name="P1">I'm sending this exact same masterpiece to 6 top VCs simultaneously:</text:p>
      <text:list text:style-name="L22">
        <text:list-item>
          <text:p text:style-name="P46">Founders Fund (Trae Stephens) </text:p>
        </text:list-item>
        <text:list-item>
          <text:p text:style-name="P46">Lux Capital (Josh Wolfe) </text:p>
        </text:list-item>
        <text:list-item>
          <text:p text:style-name="P46">Shield Capital (Raj Shah) </text:p>
        </text:list-item>
        <text:list-item>
          <text:p text:style-name="P46">Andreessen Horowitz (Katherine Boyle) </text:p>
        </text:list-item>
        <text:list-item>
          <text:p text:style-name="P46">Khosla Ventures (Vinod Khosla) </text:p>
        </text:list-item>
        <text:list-item>
          <text:p text:style-name="P47">General Catalyst (Hemant Taneja) </text:p>
        </text:list-item>
      </text:list>
      <text:p text:style-name="P1"><text:span text:style-name="Strong_20_Emphasis">You're all reading this at the same time.</text:span></text:p>
      <text:p text:style-name="P1"><text:span text:style-name="Strong_20_Emphasis">Imagine your Monday morning partner meeting:</text:span></text:p>
      <text:p text:style-name="P1"><text:span text:style-name="Strong_20_Emphasis">Partner A:</text:span> "I got an incredible pitch - humanoid OS, Michelin chefs teaching robots, 403% proven returns..."</text:p>
      <text:p text:style-name="P1"><text:span text:style-name="Strong_20_Emphasis">You:</text:span> "Wait... I got that too."</text:p>
      <text:p text:style-name="P1"><text:span text:style-name="Strong_20_Emphasis">Partner B:</text:span> "So did I."</text:p>
      <text:p text:style-name="P1"><text:span text:style-name="Strong_20_Emphasis">Partner C:</text:span> "And me."</text:p>
      <text:p text:style-name="P1"><text:span text:style-name="Strong_20_Emphasis">[Awkward silence]</text:span></text:p>
      <text:p text:style-name="P1"><text:span text:style-name="Strong_20_Emphasis">Partner A:</text:span> "If this is real... whoever moves first gets it."</text:p>
      <text:p text:style-name="P1"><text:span text:style-name="Strong_20_Emphasis">Partner D:</text:span> "He's only raising $8M. That's a small round. Fills fast."</text:p>
      <text:p text:style-name="P1"><text:span text:style-name="Strong_20_Emphasis">You realize:</text:span> If you "want to think about it" for 2 weeks, it'll be gone.</text:p>
      <text:p text:style-name="P1"><text:span text:style-name="Strong_20_Emphasis">This isn't just you evaluating me.</text:span></text:p>
      <text:p text:style-name="P1"><text:span text:style-name="Strong_20_Emphasis">It's you racing the other VCs in this room.</text:span></text:p>
      <text:p text:style-name="P1"><text:span text:style-name="Strong_20_Emphasis">The pressure isn't "is this good?" (you can figure that out)</text:span></text:p>
      <text:p text:style-name="P1"><text:span text:style-name="Strong_20_Emphasis">The pressure is: "Will Founders Fund call him first while I'm still thinking?"</text:span></text:p>
      <text:p text:style-name="P1"><text:span text:style-name="Strong_20_Emphasis">First mover advantage applies to investors too:</text:span></text:p>
      <text:list text:style-name="L23">
        <text:list-item>
          <text:p text:style-name="P48">First term sheet gets the best terms </text:p>
        </text:list-item>
        <text:list-item>
          <text:p text:style-name="P48">Lead investor gets board seat, information rights, pro-rata </text:p>
        </text:list-item>
        <text:list-item>
          <text:p text:style-name="P48">Followers get worse terms, less influence </text:p>
        </text:list-item>
        <text:list-item>
          <text:p text:style-name="P49">Too slow? Nothing. Deal is closed. </text:p>
        </text:list-item>
      </text:list>
      <text:p text:style-name="P1"><text:span text:style-name="Strong_20_Emphasis">While you're "evaluating":</text:span></text:p>
      <text:list text:style-name="L24">
        <text:list-item>
          <text:p text:style-name="P50">Lux Capital is emailing: "Let's meet tomorrow" </text:p>
        </text:list-item>
        <text:list-item>
          <text:p text:style-name="P50">Khosla is calling: "I'm in San Francisco, can you come by?" </text:p>
        </text:list-item>
        <text:list-item>
          <text:p text:style-name="P51">Shield Capital is texting: "We want to lead this round" </text:p>
        </text:list-item>
      </text:list>
      <text:p text:style-name="P1"><text:soft-page-break/><text:span text:style-name="Strong_20_Emphasis">And you're still reading your email.</text:span></text:p>
      <text:p text:style-name="P1"><text:span text:style-name="Strong_20_Emphasis">By the time you decide "yes, this is interesting," someone else decided "yes, I'm investing."</text:span></text:p>
      <text:p text:style-name="P1"><text:span text:style-name="Strong_20_Emphasis">Small rounds fill fast.</text:span></text:p>
      <text:p text:style-name="P1"><text:span text:style-name="Strong_20_Emphasis">Good deals get competed for.</text:span></text:p>
      <text:p text:style-name="P1"><text:span text:style-name="Strong_20_Emphasis">The VC who delays doesn't get to invest.</text:span></text:p>
      <text:p text:style-name="P1"><text:span text:style-name="Strong_20_Emphasis">They get to watch their competitor VC make 65x in 5 years while they explain to their LPs: "Well, we were still evaluating..."</text:span></text:p>
      <text:p text:style-name="P1"><text:span text:style-name="Strong_20_Emphasis">Your choice.</text:span></text:p>
      <text:p text:style-name="P1"><text:span text:style-name="Strong_20_Emphasis">But choose fast.</text:span></text:p>
      <text:p text:style-name="P1"><text:span text:style-name="Strong_20_Emphasis">Because I only need ONE lead investor.</text:span></text:p>
      <text:p text:style-name="P1"><text:span text:style-name="Strong_20_Emphasis">And 5 others just got this email too.</text:span></text:p>
      <text:p text:style-name="P6"/>
      <text:p text:style-name="P1"><text:span text:style-name="Strong_20_Emphasis">ATTACHMENT:</text:span> Executive_Summary_Final.pdf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8:47:30.225656300</meta:creation-date>
    <dc:date>2025-11-26T04:36:21.655964800</dc:date>
    <meta:editing-duration>PT9H48M48S</meta:editing-duration>
    <meta:editing-cycles>7</meta:editing-cycles>
    <meta:generator>LibreOffice/25.8.2.2$Windows_X86_64 LibreOffice_project/d401f2107ccab8f924a8e2df40f573aab7605b6f</meta:generator>
    <meta:document-statistic meta:table-count="0" meta:image-count="0" meta:object-count="0" meta:page-count="5" meta:paragraph-count="205" meta:word-count="1740" meta:character-count="10494" meta:non-whitespace-character-count="8959"/>
  </office:meta>
</office:document-meta>
</file>